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TablePreview26.svm" manifest:media-type=""/>
  <manifest:file-entry manifest:full-path="Pictures/TablePreview25.svm" manifest:media-type=""/>
  <manifest:file-entry manifest:full-path="Pictures/TablePreview24.svm" manifest:media-type=""/>
  <manifest:file-entry manifest:full-path="Pictures/TablePreview7.svm" manifest:media-type=""/>
  <manifest:file-entry manifest:full-path="Pictures/TablePreview19.svm" manifest:media-type=""/>
  <manifest:file-entry manifest:full-path="Pictures/TablePreview6.svm" manifest:media-type=""/>
  <manifest:file-entry manifest:full-path="Pictures/TablePreview18.svm" manifest:media-type=""/>
  <manifest:file-entry manifest:full-path="Pictures/TablePreview10.svm" manifest:media-type=""/>
  <manifest:file-entry manifest:full-path="Pictures/TablePreview2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11.svm" manifest:media-type=""/>
  <manifest:file-entry manifest:full-path="Pictures/TablePreview3.svm" manifest:media-type=""/>
  <manifest:file-entry manifest:full-path="Pictures/TablePreview15.svm" manifest:media-type=""/>
  <manifest:file-entry manifest:full-path="Pictures/TablePreview4.svm" manifest:media-type=""/>
  <manifest:file-entry manifest:full-path="Pictures/TablePreview16.svm" manifest:media-type=""/>
  <manifest:file-entry manifest:full-path="Pictures/TablePreview5.svm" manifest:media-type=""/>
  <manifest:file-entry manifest:full-path="Pictures/TablePreview17.svm" manifest:media-type=""/>
  <manifest:file-entry manifest:full-path="Pictures/TablePreview12.svm" manifest:media-type=""/>
  <manifest:file-entry manifest:full-path="Pictures/TablePreview8.svm" manifest:media-type=""/>
  <manifest:file-entry manifest:full-path="Pictures/TablePreview20.svm" manifest:media-type=""/>
  <manifest:file-entry manifest:full-path="Pictures/TablePreview9.svm" manifest:media-type=""/>
  <manifest:file-entry manifest:full-path="Pictures/TablePreview21.svm" manifest:media-type=""/>
  <manifest:file-entry manifest:full-path="Pictures/TablePreview22.svm" manifest:media-type=""/>
  <manifest:file-entry manifest:full-path="Pictures/TablePreview23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986cm"/>
      <style:paragraph-properties style:writing-mode="lr-tb"/>
    </style:style>
    <style:style style:name="gr3" style:family="graphic" style:parent-style-name="objectwithoutfill">
      <style:graphic-properties svg:stroke-width="0.1cm" svg:stroke-color="#000000" draw:marker-start-width="0.35cm" draw:marker-end-width="0.35cm" svg:stroke-linecap="round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35cm" draw:marker-end-width="0.35cm" svg:stroke-linecap="round" draw:fill="none" draw:fill-color="#ffffff" fo:min-height="0.395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cm" svg:stroke-color="#000000" draw:marker-start-width="0.2cm" draw:marker-end-width="0.2cm" svg:stroke-linecap="round" draw:fill="solid" draw:textarea-vertical-align="middle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95cm"/>
      <style:paragraph-properties style:writing-mode="lr-tb"/>
    </style:style>
    <style:style style:name="gr7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45cm"/>
      <style:paragraph-properties style:writing-mode="lr-tb"/>
    </style:style>
    <style:style style:name="gr8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357cm"/>
      <style:paragraph-properties style:writing-mode="lr-tb"/>
    </style:style>
    <style:style style:name="gr9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draw:textarea-horizontal-align="left" draw:auto-grow-height="true" draw:auto-grow-width="true" fo:min-height="0.357cm" fo:min-width="7.17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1" style:family="graphic" style:parent-style-name="standard">
      <style:graphic-properties draw:stroke="none" svg:stroke-width="0cm" svg:stroke-color="#000000" draw:marker-start-width="0.2cm" draw:marker-end-width="0.2cm" svg:stroke-linecap="round" draw:fill="none" draw:fill-color="#ffffff" fo:min-height="0.789cm"/>
      <style:paragraph-properties style:writing-mode="lr-tb"/>
    </style:style>
    <style:style style:name="co1" style:family="table-column">
      <style:table-column-properties style:column-width="1.396cm" style:use-optimal-column-width="false"/>
    </style:style>
    <style:style style:name="co2" style:family="table-column">
      <style:table-column-properties style:column-width="1.878cm" style:use-optimal-column-width="false"/>
    </style:style>
    <style:style style:name="co3" style:family="table-column">
      <style:table-column-properties style:column-width="2.115cm" style:use-optimal-column-width="false"/>
    </style:style>
    <style:style style:name="co4" style:family="table-column">
      <style:table-column-properties style:column-width="11.61cm" style:use-optimal-column-width="false"/>
    </style:style>
    <style:style style:name="co5" style:family="table-column">
      <style:table-column-properties style:column-width="1.873cm" style:use-optimal-column-width="false"/>
    </style:style>
    <style:style style:name="co6" style:family="table-column">
      <style:table-column-properties style:column-width="1.88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55cm"/>
    </style:style>
    <style:style style:name="ro3" style:family="table-row">
      <style:table-row-properties style:row-height="0.617cm"/>
    </style:style>
    <style:style style:name="ce1" style:family="table-cell">
      <loext:graphic-properties draw:fill="none"/>
      <style:paragraph-properties fo:border="0.03pt solid #000000"/>
      <style:text-properties fo:font-size="10pt" style:font-size-asian="18pt" style:font-size-complex="18pt"/>
    </style:style>
    <style:style style:name="ce2" style:family="table-cell">
      <loext:graphic-properties draw:fill="none"/>
      <style:paragraph-properties fo:text-align="center" fo:border="0.03pt solid #000000"/>
      <style:text-properties fo:font-size="10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fo:font-size="10pt" fo:font-weight="normal" style:font-size-asian="18pt" style:font-weight-asian="normal" style:font-size-complex="18pt" style:font-weight-complex="normal"/>
    </style:style>
    <style:style style:name="ce4" style:family="table-cell">
      <loext:graphic-properties draw:fill="none"/>
      <style:paragraph-properties fo:text-align="center" fo:border="0.03pt solid #ffffff"/>
      <style:text-properties fo:font-size="9pt" style:font-size-asian="9pt" style:font-size-complex="9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line-height="150%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8" style:family="paragraph">
      <style:text-properties fo:font-size="10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0" style:family="paragraph">
      <style:paragraph-properties fo:text-align="center"/>
      <style:text-properties fo:font-size="10pt" style:font-size-asian="18pt" style:font-size-complex="18pt"/>
    </style:style>
    <style:style style:name="P11" style:family="paragraph">
      <style:text-properties fo:font-size="10pt" fo:font-weight="normal" style:font-size-asian="18pt" style:font-weight-asian="normal" style:font-size-complex="18pt" style:font-weight-complex="normal"/>
    </style:style>
    <style:style style:name="P12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1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font-name="Liberation Sans" fo:font-size="10pt" style:letter-kerning="true" style:font-name-asian="Noto Sans CJK SC" style:font-size-asian="18pt" style:font-name-complex="FreeSans" style:font-size-complex="18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font-name="Liberation Sans" fo:font-size="10pt" fo:font-weight="normal" style:letter-kerning="true" style:font-name-asian="Noto Sans CJK SC" style:font-size-asian="18pt" style:font-weight-asian="normal" style:font-name-complex="FreeSans" style:font-size-complex="18pt" style:font-weight-complex="normal"/>
    </style:style>
    <style:style style:name="T11" style:family="text">
      <style:text-properties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5cm" svg:height="2cm" svg:x="3cm" svg:y="11.1cm">
          <draw:text-box>
            <text:p>Аппаратный генератор углов v0.01.</text:p>
            <text:p>Техническое справочное руководство.</text:p>
          </draw:text-box>
        </draw:frame>
      </draw:page>
      <draw:page draw:name="page2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Suppression Filter Compare Register (HWASFCR)</text:span></text:p>
            <text:p text:style-name="P2"><text:span text:style-name="T2">Offset = </text:span><text:span text:style-name="T1">0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polygon draw:style-name="gr5" draw:text-style-name="P6" draw:layer="layout" svg:width="14.999cm" svg:height="0.599cm" svg:x="3cm" svg:y="5cm" svg:viewBox="0 0 15000 600" draw:points="0,0 15000,0 15000,600 0,600">
          <text:p text:style-name="P5"><text:span text:style-name="T2">SFCR</text:span></text:p>
        </draw:polygon>
        <draw:frame draw:style-name="gr6" draw:text-style-name="P3" draw:layer="layout" svg:width="0.9cm" svg:height="0.645cm" svg:x="3cm" svg:y="4.355cm">
          <draw:text-box>
            <text:p><text:span text:style-name="T2">15</text:span></text:p>
          </draw:text-box>
        </draw:frame>
        <draw:frame draw:style-name="gr6" draw:text-style-name="P3" draw:layer="layout" svg:width="0.3cm" svg:height="0.645cm" svg:x="17.6cm" svg:y="4.355cm">
          <draw:text-box>
            <text:p><text:span text:style-name="T2">0</text:span></text:p>
          </draw:text-box>
        </draw:frame>
        <draw:frame draw:style-name="gr7" draw:text-style-name="P7" draw:layer="layout" svg:width="9cm" svg:height="0.7cm" svg:x="6cm" svg:y="3.7cm">
          <draw:text-box>
            <text:p><text:span text:style-name="T3">Suppression Filter Compare Register (HWASFCR</text:span><text:span text:style-name="T1">)</text:span></text:p>
          </draw:text-box>
        </draw:frame>
        <draw:frame draw:style-name="standard" draw:layer="layout" svg:width="16.998cm" svg:height="1.309cm" svg:x="1.997cm" svg:y="6.9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Bit</text:span></text:p>
              </table:table-cell>
              <table:table-cell>
                <text:p text:style-name="P8"><text:span text:style-name="T4">Field</text:span></text:p>
              </table:table-cell>
              <table:table-cell>
                <text:p text:style-name="P8"><text:span text:style-name="T4">Value</text:span></text:p>
              </table:table-cell>
              <table:table-cell>
                <text:p text:style-name="P8"><text:span text:style-name="T4">Description</text:span></text:p>
              </table:table-cell>
            </table:table-row>
            <table:table-row table:style-name="ro1" table:default-cell-style-name="ce1">
              <table:table-cell>
                <text:p text:style-name="P8"><text:span text:style-name="T4">15-0</text:span></text:p>
              </table:table-cell>
              <table:table-cell>
                <text:p text:style-name="P8"><text:span text:style-name="T2">SFCR</text:span></text:p>
              </table:table-cell>
              <table:table-cell/>
              <table:table-cell>
                <text:p text:style-name="P8"><text:span text:style-name="T4">Counter Compare Valu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9" draw:layer="layout" svg:width="1.5cm" svg:height="0.607cm" svg:x="9.8cm" svg:y="5.655cm">
          <draw:text-box>
            <text:p><text:span text:style-name="T5">R/W-0</text:span></text:p>
          </draw:text-box>
        </draw:frame>
        <draw:frame draw:style-name="gr9" draw:text-style-name="P9" draw:layer="layout" svg:width="7.673cm" svg:height="0.607cm" svg:x="2.027cm" svg:y="6.293cm">
          <draw:text-box>
            <text:p><text:span text:style-name="T5">LEGEND: R/W = Read/Write; -n = value after reset</text:span></text:p>
          </draw:text-box>
        </draw:frame>
      </draw:page>
      <draw:page draw:name="page3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Global Configuration Set Register 0 (HWAGCSR0)</text:span></text:p>
            <text:p text:style-name="P2"><text:span text:style-name="T2">Offset = </text:span><text:span text:style-name="T1">80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Global Configuration Set Register 0 (HWAGCSR0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 text:style-name="P11"><text:span text:style-name="T7">Write: </text:span><text:span text:style-name="T6">Suppression Filter is enabl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7">Write: </text:span><text:span text:style-name="T6">Fall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7">Write: </text:span><text:span text:style-name="T6">Capture enabled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4" draw:style-name="dp1" draw:master-page-name="Обычный">
        <draw:frame draw:style-name="gr2" draw:text-style-name="P3" draw:layer="layout" svg:width="17cm" svg:height="1.236cm" svg:x="1.989cm" svg:y="2.366cm">
          <draw:text-box>
            <text:p><text:span text:style-name="T1">Global Configuration Clear Register 0 (HWAGCCR0)</text:span></text:p>
            <text:p text:style-name="P2"><text:span text:style-name="T2">Offset = </text:span><text:span text:style-name="T1">82h</text:span></text:p>
          </draw:text-box>
        </draw:frame>
        <draw:line draw:style-name="gr3" draw:text-style-name="P4" draw:layer="layout" svg:x1="1.989cm" svg:y1="2.002cm" svg:x2="18.989cm" svg:y2="2.002cm">
          <text:p/>
        </draw:line>
        <draw:frame draw:style-name="gr4" draw:text-style-name="P3" draw:layer="layout" svg:width="17cm" svg:height="0.745cm" svg:x="1.989cm" svg:y="1.202cm">
          <draw:text-box>
            <text:p><text:span text:style-name="T2">HWAG Control Registers</text:span></text:p>
          </draw:text-box>
        </draw:frame>
        <draw:frame draw:style-name="gr11" draw:text-style-name="P7" draw:layer="layout" svg:width="10.011cm" svg:height="1.039cm" svg:x="5.989cm" svg:y="3.65cm">
          <draw:text-box>
            <text:p><text:span text:style-name="T1">Global Configuration Clear Register 0 (HWAGCCR0)</text:span></text:p>
          </draw:text-box>
        </draw:frame>
        <draw:frame draw:style-name="standard" draw:layer="layout" svg:width="16.998cm" svg:height="8.002cm" svg:x="2.014cm" svg:y="8.87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>SFLT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>Suppression Filter Enable.</text:span></text:p>
                <text:p text:style-name="P11"><text:span text:style-name="T7">Read: </text:span><text:span text:style-name="T6">Suppression Filter is disabled.</text:span></text:p>
                <text:p text:style-name="P11"><text:span text:style-name="T6">Write: Writes have no effect.</text:span></text:p>
                <text:p text:style-name="P11"><text:span text:style-name="T7">Read: </text:span><text:span text:style-name="T6">Suppression Filter is enabled.</text:span></text:p>
                <text:p text:style-name="P11"><text:span text:style-name="T9">Write: </text:span><text:span text:style-name="T10">Suppression Filter is </text:span><text:span text:style-name="T6">disabled</text:span><text:span text:style-name="T11">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>EDGES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Edge Select.</text:span></text:p>
                <text:p text:style-name="P8"><text:span text:style-name="T4">Read: Rise edge selected.</text:span></text:p>
                <text:p text:style-name="P8"><text:span text:style-name="T6">Write: Writes have no effect.</text:span></text:p>
                <text:p text:style-name="P8"><text:span text:style-name="T6">Read: Fall edge selected.</text:span></text:p>
                <text:p text:style-name="P8"><text:span text:style-name="T9">Write: Rise edge selected.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Enable.</text:span></text:p>
                <text:p text:style-name="P8"><text:span text:style-name="T8">Read: </text:span><text:span text:style-name="T4">Capture disabled.</text:span></text:p>
                <text:p text:style-name="P8"><text:span text:style-name="T6">Write: Writes have no effect.</text:span></text:p>
                <text:p text:style-name="P8"><text:span text:style-name="T6">Read: Capture enabled.</text:span></text:p>
                <text:p text:style-name="P8"><text:span text:style-name="T9">Write: </text:span><text:span text:style-name="T10">Capture </text:span><text:span text:style-name="T11">disabled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0" draw:text-style-name="P12" draw:layer="layout" svg:width="7.7cm" svg:height="0.607cm" svg:x="1.989cm" svg:y="8.20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2.989cm" svg:y="7.0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>
                <text:p text:style-name="P10"><text:span text:style-name="T4">SFLTE</text:span></text:p>
              </table:table-cell>
              <table:table-cell>
                <text:p text:style-name="P10"><text:span text:style-name="T4">EDGES</text:span></text:p>
              </table:table-cell>
              <table:table-cell>
                <text:p text:style-name="P10"><text:span text:style-name="T4">CAPE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14.999cm" svg:height="0.654cm" svg:x="2.986cm" svg:y="5.09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4.999cm" svg:height="0.616cm" svg:x="2.98cm" svg:y="7.739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14.999cm" svg:height="0.616cm" svg:x="2.989cm" svg:y="6.344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11.svm" xlink:type="simple" xlink:show="embed" xlink:actuate="onLoad"/>
        </draw:frame>
      </draw:page>
      <draw:page draw:name="page5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Set Register (HWAIESR)</text:span></text:p>
            <text:p text:style-name="P2"><text:span text:style-name="T2">Offset = </text:span><text:span text:style-name="T1">84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Set Register (HWAIES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/></text:p>
                <text:p text:style-name="P8"><text:span text:style-name="T4">Read:</text:span></text:p>
                <text:p text:style-name="P8"><text:span text:style-name="T6">Write: Writes have no effect.</text:span></text:p>
                <text:p text:style-name="P8"><text:span text:style-name="T6">Read:</text:span></text:p>
                <text:p text:style-name="P8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 text:style-name="P8"><text:span text:style-name="T7">Write: </text:span><text:span text:style-name="T6">Capture Interrupt enabled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5"><text:span text:style-name="T4">CAPIE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16.svm" xlink:type="simple" xlink:show="embed" xlink:actuate="onLoad"/>
        </draw:frame>
      </draw:page>
      <draw:page draw:name="page6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Enable Clear Register (HWAIECR)</text:span></text:p>
            <text:p text:style-name="P2"><text:span text:style-name="T2">Offset = </text:span><text:span text:style-name="T1">86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Enable Clear Register (HWAIEC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/></text:p>
                <text:p text:style-name="P8"><text:span text:style-name="T4">Read:</text:span></text:p>
                <text:p text:style-name="P8"><text:span text:style-name="T6">Write: Writes have no effect.</text:span></text:p>
                <text:p text:style-name="P8"><text:span text:style-name="T6">Read:</text:span></text:p>
                <text:p text:style-name="P8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Enable.</text:span></text:p>
                <text:p text:style-name="P8"><text:span text:style-name="T8">Read: </text:span><text:span text:style-name="T4">Capture Interrupt disabled.</text:span></text:p>
                <text:p text:style-name="P8"><text:span text:style-name="T6">Write: Writes have no effect.</text:span></text:p>
                <text:p text:style-name="P8"><text:span text:style-name="T6">Read: Capture Interrupt enabled.</text:span></text:p>
                <text:p><text:span text:style-name="T9">Write: </text:span><text:span text:style-name="T10">Capture Interrupt </text:span><text:span text:style-name="T11">disabled.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5"><text:span text:style-name="T4">CAPIE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21.svm" xlink:type="simple" xlink:show="embed" xlink:actuate="onLoad"/>
        </draw:frame>
      </draw:page>
      <draw:page draw:name="page7" draw:style-name="dp1" draw:master-page-name="Обычный">
        <draw:frame draw:style-name="gr2" draw:text-style-name="P3" draw:layer="layout" svg:width="17cm" svg:height="1.236cm" svg:x="2cm" svg:y="2.364cm">
          <draw:text-box>
            <text:p><text:span text:style-name="T1">Interrupt Flag Register (HWAIFR)</text:span></text:p>
            <text:p text:style-name="P2"><text:span text:style-name="T2">Offset = </text:span><text:span text:style-name="T1">88h</text:span></text:p>
          </draw:text-box>
        </draw:frame>
        <draw:line draw:style-name="gr3" draw:text-style-name="P4" draw:layer="layout" svg:x1="2cm" svg:y1="2cm" svg:x2="19cm" svg:y2="2cm">
          <text:p/>
        </draw:line>
        <draw:frame draw:style-name="gr4" draw:text-style-name="P3" draw:layer="layout" svg:width="17cm" svg:height="0.745cm" svg:x="2cm" svg:y="1.2cm">
          <draw:text-box>
            <text:p><text:span text:style-name="T2">HWAG Control Registers</text:span></text:p>
          </draw:text-box>
        </draw:frame>
        <draw:frame draw:style-name="gr7" draw:text-style-name="P7" draw:layer="layout" svg:width="9cm" svg:height="0.7cm" svg:x="6cm" svg:y="3.648cm">
          <draw:text-box>
            <text:p><text:span text:style-name="T1">Interrupt Flag Register (HWAIFR)</text:span></text:p>
          </draw:text-box>
        </draw:frame>
        <draw:frame draw:style-name="standard" draw:layer="layout" svg:width="16.998cm" svg:height="8.002cm" svg:x="2.025cm" svg:y="8.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5"><text:span text:style-name="T4">Bit</text:span></text:p>
              </table:table-cell>
              <table:table-cell>
                <text:p text:style-name="P10"><text:span text:style-name="T4">Field</text:span></text:p>
              </table:table-cell>
              <table:table-cell>
                <text:p text:style-name="P10"><text:span text:style-name="T4">Value</text:span></text:p>
              </table:table-cell>
              <table:table-cell table:style-name="ce1">
                <text:p text:style-name="P8"><text:span text:style-name="T4">Description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 table:style-name="ce1"/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2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3">
                <text:p text:style-name="P11"><text:span text:style-name="T6"/></text:p>
                <text:p text:style-name="P11"><text:span text:style-name="T7">Read:</text:span></text:p>
                <text:p text:style-name="P11"><text:span text:style-name="T6">Write: Writes have no effect.</text:span></text:p>
                <text:p text:style-name="P11"><text:span text:style-name="T7">Read:</text:span></text:p>
                <text:p text:style-name="P11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1</text:span></text:p>
              </table:table-cell>
              <table:table-cell>
                <text:p text:style-name="P10"><text:span text:style-name="T4"/></text:p>
                <text:p text:style-name="P10"><text:span text:style-name="T4"/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/></text:p>
                <text:p text:style-name="P8"><text:span text:style-name="T4">Read:</text:span></text:p>
                <text:p text:style-name="P8"><text:span text:style-name="T6">Write: Writes have no effect.</text:span></text:p>
                <text:p text:style-name="P8"><text:span text:style-name="T6">Read:</text:span></text:p>
                <text:p text:style-name="P8"><text:span text:style-name="T7">Write:</text:span></text:p>
              </table:table-cell>
            </table:table-row>
            <table:table-row table:style-name="ro1" table:default-cell-style-name="ce2">
              <table:table-cell>
                <text:p text:style-name="P10"><text:span text:style-name="T4"/></text:p>
                <text:p text:style-name="P10"><text:span text:style-name="T4">0</text:span></text:p>
              </table:table-cell>
              <table:table-cell>
                <text:p text:style-name="P10"><text:span text:style-name="T4"/></text:p>
                <text:p text:style-name="P10"><text:span text:style-name="T4">CAPIE</text:span></text:p>
              </table:table-cell>
              <table:table-cell>
                <text:p text:style-name="P10"><text:span text:style-name="T4"/></text:p>
                <text:p text:style-name="P10"><text:span text:style-name="T4">0</text:span></text:p>
                <text:p text:style-name="P10"><text:span text:style-name="T4"/></text:p>
                <text:p text:style-name="P10"><text:span text:style-name="T4">1</text:span></text:p>
                <text:p text:style-name="P10"><text:span text:style-name="T4"/></text:p>
              </table:table-cell>
              <table:table-cell table:style-name="ce1">
                <text:p text:style-name="P8"><text:span text:style-name="T4">Capture Interrupt Flag.</text:span></text:p>
                <text:p><text:span text:style-name="T8">Read: No interrupt is pending</text:span><text:span text:style-name="T4">.</text:span></text:p>
                <text:p text:style-name="P8"><text:span text:style-name="T6">Write: Writes have no effect.</text:span></text:p>
                <text:p><text:span text:style-name="T11">Read: Capture Interrupt is pending.</text:span></text:p>
                <text:p><text:span text:style-name="T9">Write: Clear capture interrupt flag</text:span><text:span text:style-name="T11">.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10" draw:text-style-name="P12" draw:layer="layout" svg:width="7.7cm" svg:height="0.607cm" svg:x="2cm" svg:y="8.2cm">
          <draw:text-box>
            <text:p><text:span text:style-name="T5">LEGEND: R/W = Read/Write; -n = value after reset</text:span></text:p>
          </draw:text-box>
        </draw:frame>
        <draw:frame draw:style-name="standard" draw:layer="layout" svg:width="14.999cm" svg:height="0.654cm" svg:x="3cm" svg:y="7.04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5"><text:span text:style-name="T4">CAPIF</text:span>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14.999cm" svg:height="0.654cm" svg:x="2.997cm" svg:y="5.08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4.999cm" svg:height="0.616cm" svg:x="2.991cm" svg:y="7.737cm">
          <table:table table:template-name="default" table:use-first-row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  <table:table-cell>
                <text:p text:style-name="P13"><text:span text:style-name="T5">R/W-0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4.999cm" svg:height="0.616cm" svg:x="3cm" svg:y="6.34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ce4">
              <table:table-cell>
                <text:p text:style-name="P5"><text:span text:style-name="T5">7</text:span></text:p>
              </table:table-cell>
              <table:table-cell>
                <text:p text:style-name="P13"><text:span text:style-name="T5">6</text:span></text:p>
              </table:table-cell>
              <table:table-cell>
                <text:p text:style-name="P13"><text:span text:style-name="T5">5</text:span></text:p>
              </table:table-cell>
              <table:table-cell>
                <text:p text:style-name="P13"><text:span text:style-name="T5">4</text:span></text:p>
              </table:table-cell>
              <table:table-cell>
                <text:p text:style-name="P13"><text:span text:style-name="T5">3</text:span></text:p>
              </table:table-cell>
              <table:table-cell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  <table:table-cell>
                <text:p text:style-name="P13"><text:span text:style-name="T5">0</text:span></text:p>
              </table:table-cell>
            </table:table-row>
          </table:table>
          <draw:image xlink:href="Pictures/TablePreview26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Lines">
      <style:graphic-properties draw:stroke-dash="Dashed_20__28_var_29__20_1" draw:fill="none"/>
      <style:paragraph-properties>
        <style:tab-stops/>
      </style:paragraph-properties>
      <style:text-properties fo:font-size="10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30T14:56:48.485430804</meta:creation-date>
    <dc:date>2020-02-04T10:15:32.725655477</dc:date>
    <meta:editing-duration>PT3H13M31S</meta:editing-duration>
    <meta:editing-cycles>98</meta:editing-cycles>
    <meta:generator>LibreOffice/6.3.4.2.0$Linux_X86_64 LibreOffice_project/30$Build-2</meta:generator>
    <meta:document-statistic meta:object-count="61"/>
  </office:meta>
</office:document-meta>
</file>